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2.0445in"/>
    </style:style>
    <style:style style:name="co2" style:family="table-column">
      <style:table-column-properties fo:break-before="auto" style:column-width="1.000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7437in"/>
    </style:style>
    <style:style style:name="co5" style:family="table-column">
      <style:table-column-properties fo:break-before="auto" style:column-width="0.839in"/>
    </style:style>
    <style:style style:name="co6" style:family="table-column">
      <style:table-column-properties fo:break-before="auto" style:column-width="2.2811in"/>
    </style:style>
    <style:style style:name="co7" style:family="table-column">
      <style:table-column-properties fo:break-before="auto" style:column-width="0.5374in"/>
    </style:style>
    <style:style style:name="co8" style:family="table-column">
      <style:table-column-properties fo:break-before="auto" style:column-width="2.0874in"/>
    </style:style>
    <style:style style:name="co9" style:family="table-column">
      <style:table-column-properties fo:break-before="auto" style:column-width="0.8283in"/>
    </style:style>
    <style:style style:name="co10" style:family="table-column">
      <style:table-column-properties fo:break-before="auto" style:column-width="0.9898in"/>
    </style:style>
    <style:style style:name="co11" style:family="table-column">
      <style:table-column-properties fo:break-before="auto" style:column-width="1.7646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ro3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800000"/>
    </style:style>
    <style:style style:name="ce2" style:family="table-cell" style:parent-style-name="Default">
      <style:table-cell-properties fo:background-color="#9999cc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94bd5e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9966"/>
    </style:style>
    <style:style style:name="ce7" style:family="table-cell" style:parent-style-name="Default">
      <style:table-cell-properties fo:background-color="#e6e6ff"/>
    </style:style>
    <style:style style:name="ce8" style:family="table-cell" style:parent-style-name="Default">
      <style:table-cell-properties fo:background-color="#800000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ackground-color="#e6e6ff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1">
      <style:table-cell-properties fo:background-color="#ff9966"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fo:background-color="#ff9966"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Nimbus Sans L1" style:font-size-asian="10pt" style:language-asian="zxx" style:country-asian="none" style:font-style-asian="normal" style:font-weight-asian="normal" style:font-name-complex="Nimbus Sans 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Nimbus Sans L1" style:font-size-asian="10pt" style:language-asian="zxx" style:country-asian="none" style:font-style-asian="normal" style:font-weight-asian="normal" style:font-name-complex="Nimbus Sans 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style:text-position="super 58%"/>
    </style:style>
  </office:automatic-styles>
  <office:body>
    <office:spreadsheet>
      <table:table table:name="test sui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>
            <text:p>Test suite</text:p>
          </table:table-cell>
          <table:table-cell table:style-name="ce4" office:value-type="string">
            <text:p>Week Jan 4<text:span text:style-name="T2">th</text:span></text:p>
          </table:table-cell>
          <table:table-cell table:style-name="ce7" office:value-type="string">
            <text:p>Week Jan 11<text:span text:style-name="T2">th</text:span></text:p>
          </table:table-cell>
          <table:table-cell table:style-name="ce4" office:value-type="string">
            <text:p>Week Jan 18<text:span text:style-name="T2">th</text:span></text:p>
          </table:table-cell>
          <table:table-cell table:style-name="ce7" office:value-type="string">
            <text:p>Week Jan 25<text:span text:style-name="T2">th</text:span></text:p>
          </table:table-cell>
          <table:table-cell table:style-name="ce4"/>
          <table:table-cell table:style-name="ce7"/>
          <table:table-cell table:style-name="ce4"/>
          <table:table-cell table:style-name="ce7"/>
        </table:table-row>
        <table:table-row table:style-name="ro2">
          <table:table-cell table:style-name="ce2" office:value-type="string">
            <text:p>Csl</text:p>
          </table:table-cell>
          <table:table-cell table:style-name="ce5" office:value-type="string">
            <office:annotation draw:style-name="gr1" draw:text-style-name="P2" svg:width="2.7618in" svg:height="1.1087in" svg:x="2.5614in" svg:y="0.0004in" draw:caption-point-x="-2.5614in" draw:caption-point-y="-0.0004in">
              <dc:creator>OB</dc:creator>
              <dc:date>2009-01-02T00:00:00</dc:date>
              <text:p text:style-name="P1"><text:span text:style-name="T1">Total Number of Tests : <text:s/>1033</text:span></text:p>
              <text:p text:style-name="P1"><text:span text:style-name="T1">Total Number of Tests that Passed: <text:s/>1033</text:span></text:p>
              <text:p text:style-name="P1"><text:span text:style-name="T1">Total Number of Tests that Failed: <text:s/>0</text:span></text:p>
              <text:p text:style-name="P1"><text:span text:style-name="T1">Total Percentage Passed : <text:s/>100%</text:span></text:p>
              <text:p text:style-name="P1"><text:span text:style-name="T1">SVN Revision : <text:s/>17393 </text:span></text:p>
            </office:annotation>
            <text:p>Passed 100%</text:p>
          </table:table-cell>
          <table:table-cell table:style-name="ce5" office:value-type="string">
            <office:annotation draw:style-name="gr1" draw:text-style-name="P2" svg:width="2.2831in" svg:height="1.5205in" svg:x="3.1189in" svg:y="0in" draw:caption-point-x="-3.1189in" draw:caption-point-y="0in">
              <dc:creator>OB</dc:creator>
              <dc:date>2009-01-02T00:00:00</dc:date>
              <text:p text:style-name="P1"><text:span text:style-name="T1">Total Number of Tests : <text:s/>1033</text:span></text:p>
              <text:p text:style-name="P1"><text:span text:style-name="T1">Total Number of Tests that Passed: <text:s/>1033</text:span></text:p>
              <text:p text:style-name="P1"><text:span text:style-name="T1">Total Number of Tests that Failed: <text:s/>0</text:span></text:p>
              <text:p text:style-name="P1"><text:span text:style-name="T1">Total Percentage Passed : <text:s/>100%</text:span></text:p>
              <text:p text:style-name="P1"><text:span text:style-name="T1">SVN Revision : <text:s/>17393 </text:span></text:p>
            </office:annotation>
            <text:p>Passed 100%</text:p>
          </table:table-cell>
          <table:table-cell table:style-name="ce5" office:value-type="string">
            <office:annotation draw:style-name="gr1" draw:text-style-name="P2" svg:width="2.2831in" svg:height="1.5205in" svg:x="4.1157in" svg:y="0in" draw:caption-point-x="-4.1157in" draw:caption-point-y="0in">
              <dc:creator>OB</dc:creator>
              <dc:date>2009-01-02T00:00:00</dc:date>
              <text:p text:style-name="P1"><text:span text:style-name="T1">Total Number of Tests : <text:s/>1033</text:span></text:p>
              <text:p text:style-name="P1"><text:span text:style-name="T1">Total Number of Tests that Passed: <text:s/>1033</text:span></text:p>
              <text:p text:style-name="P1"><text:span text:style-name="T1">Total Number of Tests that Failed: <text:s/>0</text:span></text:p>
              <text:p text:style-name="P1"><text:span text:style-name="T1">Total Percentage Passed : <text:s/>100%</text:span></text:p>
              <text:p text:style-name="P1"><text:span text:style-name="T1">SVN Revision : <text:s/>17393 </text:span></text:p>
            </office:annotation>
            <text:p>Passed 100%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sl_new_bug</text:p>
          </table:table-cell>
          <table:table-cell table:style-name="ce6" office:value-type="string">
            <office:annotation draw:style-name="gr1" draw:text-style-name="P2" svg:width="2.561in" svg:height="1.1087in" svg:x="2.122in" svg:y="0.0004in" draw:caption-point-x="-2.122in" draw:caption-point-y="-0.0004in">
              <dc:creator>OB</dc:creator>
              <dc:date>2009-01-04T00:00:00</dc:date>
              <text:p text:style-name="P1"><text:span text:style-name="T1">Total Number of Tests : <text:s/>627</text:span></text:p>
              <text:p text:style-name="P1"><text:span text:style-name="T1">Total Number of Tests that Passed: <text:s/>490</text:span></text:p>
              <text:p text:style-name="P1"><text:span text:style-name="T1">Total Number of Tests that Failed: <text:s/>137</text:span></text:p>
              <text:p text:style-name="P1"><text:span text:style-name="T1">Total Percentage Passed : <text:s/>78%</text:span></text:p>
              <text:p text:style-name="P1"><text:span text:style-name="T1">SVN Revision : <text:s/>17393 </text:span></text:p>
            </office:annotation>
            <text:p>Passed 78%</text:p>
          </table:table-cell>
          <table:table-cell table:style-name="ce6" office:value-type="string">
            <office:annotation draw:style-name="gr1" draw:text-style-name="P2" svg:width="2.6807in" svg:height="1.1087in" svg:x="3.1189in" svg:y="0.0004in" draw:caption-point-x="-3.1189in" draw:caption-point-y="-0.0004in">
              <dc:creator>OB</dc:creator>
              <dc:date>2009-01-08T00:00:00</dc:date>
              <text:p text:style-name="P1"><text:span text:style-name="T1">Total Number of Tests : <text:s/>627</text:span></text:p>
              <text:p text:style-name="P1"><text:span text:style-name="T1">Total Number of Tests that Passed: <text:s/>507</text:span></text:p>
              <text:p text:style-name="P1"><text:span text:style-name="T1">Total Number of Tests that Failed: <text:s/>120</text:span></text:p>
              <text:p text:style-name="P1"><text:span text:style-name="T1">Total Percentage Passed : <text:s/>80%</text:span></text:p>
              <text:p text:style-name="P1"><text:span text:style-name="T1">SVN Revision : <text:s/>17393 </text:span></text:p>
            </office:annotation>
            <text:p>Passed 80%</text:p>
          </table:table-cell>
          <table:table-cell table:style-name="ce6" office:value-type="string">
            <office:annotation draw:style-name="gr1" draw:text-style-name="P2" svg:width="2.7354in" svg:height="1.1087in" svg:x="4.1157in" svg:y="0.0004in" draw:caption-point-x="-4.1157in" draw:caption-point-y="-0.0004in">
              <dc:creator>OB</dc:creator>
              <dc:date>2009-01-14T00:00:00</dc:date>
              <text:p text:style-name="P1"><text:span text:style-name="T1">Total Number of Tests : <text:s/>633</text:span></text:p>
              <text:p text:style-name="P1"><text:span text:style-name="T1">Total Number of Tests that Passed: <text:s/>533</text:span></text:p>
              <text:p text:style-name="P1"><text:span text:style-name="T1">Total Number of Tests that Failed: <text:s/>100</text:span></text:p>
              <text:p text:style-name="P1"><text:span text:style-name="T1">Total Percentage Passed : <text:s/>84%</text:span></text:p>
              <text:p text:style-name="P1"><text:span text:style-name="T1">SVN Revision : <text:s/>17393 </text:span></text:p>
            </office:annotation>
            <text:p>Passed 84%</text:p>
          </table:table-cell>
          <table:table-cell table:number-columns-repeated="5"/>
        </table:table-row>
        <table:table-row table:style-name="ro3">
          <table:table-cell table:style-name="ce2" office:value-type="string">
            <text:p>csl_test_gen</text:p>
          </table:table-cell>
          <table:table-cell table:number-columns-repeated="8"/>
        </table:table-row>
        <table:table-row table:style-name="ro3" table:number-rows-repeated="29">
          <table:table-cell table:number-columns-repeated="9"/>
        </table:table-row>
        <table:table-row table:style-name="ro3" table:number-rows-repeated="2">
          <table:table-cell table:style-name="ce3"/>
          <table:table-cell table:number-columns-repeated="8"/>
        </table:table-row>
        <table:table-row table:style-name="ro3">
          <table:table-cell table:style-name="ce3"/>
          <table:table-cell table:number-columns-repeated="8"/>
        </table:table-row>
      </table:table>
      <table:table table:name="csl_test_gen dir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10"/>
        <table:table-column table:style-name="co2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3">
          <table:table-cell table:style-name="ce8" office:value-type="string">
            <text:p>csl_test_gen dirs</text:p>
          </table:table-cell>
          <table:table-cell table:style-name="ce8" office:value-type="string">
            <text:p>No of tests</text:p>
          </table:table-cell>
          <table:table-cell table:style-name="ce8" office:value-type="string">
            <text:p>% passed</text:p>
          </table:table-cell>
          <table:table-cell table:style-name="ce8" office:value-type="string">
            <text:p>Comments</text:p>
          </table:table-cell>
          <table:table-cell/>
          <table:table-cell table:style-name="ce8" office:value-type="string">
            <text:p>csl_test_gen dirs</text:p>
          </table:table-cell>
          <table:table-cell table:style-name="ce8" office:value-type="string">
            <text:p>No of tests</text:p>
          </table:table-cell>
          <table:table-cell table:style-name="ce8" office:value-type="string">
            <text:p>% passed</text:p>
          </table:table-cell>
          <table:table-cell table:style-name="ce8" office:value-type="string">
            <text:p>Comments</text:p>
          </table:table-cell>
        </table:table-row>
        <table:table-row table:style-name="ro1">
          <table:table-cell table:style-name="ce9" office:value-type="string">
            <text:p>ar_conn_name_concat_invalid1</text:p>
          </table:table-cell>
          <table:table-cell office:value-type="float" office:value="125">
            <text:p>125</text:p>
          </table:table-cell>
          <table:table-cell table:style-name="ce11" office:value-type="string">
            <text:p>Passed 0%</text:p>
          </table:table-cell>
          <table:table-cell table:style-name="ce13" office:value-type="string">
            <text:p>Assert in TW</text:p>
          </table:table-cell>
          <table:table-cell table:number-columns-repeated="5"/>
        </table:table-row>
        <table:table-row table:style-name="ro1">
          <table:table-cell table:style-name="ce9" office:value-type="string">
            <text:p>ar_conn_name_concat_invalid2</text:p>
          </table:table-cell>
          <table:table-cell office:value-type="float" office:value="70">
            <text:p>70</text:p>
          </table:table-cell>
          <table:table-cell office:value-type="string">
            <text:p>Passed 100%</text:p>
          </table:table-cell>
          <table:table-cell table:style-name="ce13"/>
          <table:table-cell table:number-columns-repeated="5"/>
        </table:table-row>
        <table:table-row table:style-name="ro1">
          <table:table-cell table:style-name="ce9" office:value-type="string">
            <text:p>ar_conn_name_concat_invalid3</text:p>
          </table:table-cell>
          <table:table-cell office:value-type="float" office:value="150">
            <text:p>150</text:p>
          </table:table-cell>
          <table:table-cell table:style-name="ce11" office:value-type="string">
            <text:p>Passed 0%</text:p>
          </table:table-cell>
          <table:table-cell table:style-name="ce13" office:value-type="string">
            <text:p>Assert in TW</text:p>
          </table:table-cell>
          <table:table-cell table:number-columns-repeated="5"/>
        </table:table-row>
        <table:table-row table:style-name="ro1">
          <table:table-cell table:style-name="ce9" office:value-type="string">
            <text:p>ar_conn_name_concat_valid1</text:p>
          </table:table-cell>
          <table:table-cell office:value-type="float" office:value="125">
            <text:p>125</text:p>
          </table:table-cell>
          <table:table-cell table:style-name="ce11" office:value-type="string">
            <text:p>Passed 0%</text:p>
          </table:table-cell>
          <table:table-cell table:style-name="ce13" office:value-type="string">
            <text:p>Assert in AR</text:p>
          </table:table-cell>
          <table:table-cell table:number-columns-repeated="5"/>
        </table:table-row>
        <table:table-row table:style-name="ro1">
          <table:table-cell table:style-name="ce9" office:value-type="string">
            <text:p>ar_conn_name_f2a_valid</text:p>
          </table:table-cell>
          <table:table-cell office:value-type="float" office:value="300">
            <text:p>300</text:p>
          </table:table-cell>
          <table:table-cell office:value-type="string">
            <text:p>Passed 100%</text:p>
          </table:table-cell>
          <table:table-cell table:style-name="ce13"/>
          <table:table-cell table:number-columns-repeated="5"/>
        </table:table-row>
        <table:table-row table:style-name="ro1">
          <table:table-cell table:style-name="ce9" office:value-type="string">
            <text:p>ar_conn_name_ifc_invalid1</text:p>
          </table:table-cell>
          <table:table-cell office:value-type="float" office:value="395">
            <text:p>395</text:p>
          </table:table-cell>
          <table:table-cell office:value-type="string">
            <text:p>Passed 100%</text:p>
          </table:table-cell>
          <table:table-cell table:style-name="ce13"/>
          <table:table-cell table:number-columns-repeated="5"/>
        </table:table-row>
        <table:table-row table:style-name="ro1">
          <table:table-cell table:style-name="ce9" office:value-type="string">
            <text:p>ar_conn_name_ifcp_sgs_invalid</text:p>
          </table:table-cell>
          <table:table-cell office:value-type="float" office:value="147">
            <text:p>147</text:p>
          </table:table-cell>
          <table:table-cell office:value-type="string">
            <text:p>Passed 100%</text:p>
          </table:table-cell>
          <table:table-cell table:style-name="ce13"/>
          <table:table-cell table:number-columns-repeated="5"/>
        </table:table-row>
        <table:table-row table:style-name="ro1">
          <table:table-cell table:style-name="ce9" office:value-type="string">
            <text:p>ar_conn_name_ifcp_sgs_valid</text:p>
          </table:table-cell>
          <table:table-cell office:value-type="float" office:value="248">
            <text:p>248</text:p>
          </table:table-cell>
          <table:table-cell office:value-type="string">
            <text:p>Passed 100%</text:p>
          </table:table-cell>
          <table:table-cell table:style-name="ce13"/>
          <table:table-cell table:number-columns-repeated="5"/>
        </table:table-row>
        <table:table-row table:style-name="ro1">
          <table:table-cell table:style-name="ce9" office:value-type="string">
            <text:p>ar_conn_name_ifc_sg_valid</text:p>
          </table:table-cell>
          <table:table-cell office:value-type="float" office:value="197">
            <text:p>197</text:p>
          </table:table-cell>
          <table:table-cell office:value-type="string">
            <text:p>Passed 100%</text:p>
          </table:table-cell>
          <table:table-cell table:style-name="ce13"/>
          <table:table-cell table:number-columns-repeated="5"/>
        </table:table-row>
        <table:table-row table:style-name="ro1">
          <table:table-cell table:style-name="ce9" office:value-type="string">
            <text:p>ar_conn_name_op_invalid1</text:p>
          </table:table-cell>
          <table:table-cell office:value-type="float" office:value="70">
            <text:p>70</text:p>
          </table:table-cell>
          <table:table-cell office:value-type="string">
            <text:p>Passed 100%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9" office:value-type="string">
            <text:p>ar_conn_name_op_invalid2</text:p>
          </table:table-cell>
          <table:table-cell office:value-type="float" office:value="200">
            <text:p>200</text:p>
          </table:table-cell>
          <table:table-cell office:value-type="string">
            <text:p>Passed 100%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9" office:value-type="string">
            <text:p>ar_conn_name_op_valid1</text:p>
          </table:table-cell>
          <table:table-cell office:value-type="float" office:value="40">
            <text:p>40</text:p>
          </table:table-cell>
          <table:table-cell office:value-type="string">
            <text:p>Passed 100%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9" office:value-type="string">
            <text:p>ar_conn_name_op_valid2</text:p>
          </table:table-cell>
          <table:table-cell office:value-type="float" office:value="150">
            <text:p>150</text:p>
          </table:table-cell>
          <table:table-cell office:value-type="string">
            <text:p>Passed 100%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9" office:value-type="string">
            <text:p>ar_conn_name_param_invalid1</text:p>
          </table:table-cell>
          <table:table-cell office:value-type="float" office:value="400">
            <text:p>400</text:p>
          </table:table-cell>
          <table:table-cell office:value-type="string">
            <text:p>Passed 100%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9" office:value-type="string">
            <text:p>ar_conn_name_param_invalid2</text:p>
          </table:table-cell>
          <table:table-cell office:value-type="float" office:value="400">
            <text:p>400</text:p>
          </table:table-cell>
          <table:table-cell table:style-name="ce12" office:value-type="string">
            <text:p>Passed 99%</text:p>
          </table:table-cell>
          <table:table-cell table:style-name="ce3" office:value-type="string">
            <text:p>Segm fault</text:p>
          </table:table-cell>
          <table:table-cell table:number-columns-repeated="5"/>
        </table:table-row>
        <table:table-row table:style-name="ro1">
          <table:table-cell table:style-name="ce9" office:value-type="string">
            <text:p>ar_conn_name_param_invalid3</text:p>
          </table:table-cell>
          <table:table-cell office:value-type="float" office:value="400">
            <text:p>400</text:p>
          </table:table-cell>
          <table:table-cell office:value-type="string">
            <text:p>Passed 100%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9" office:value-type="string">
            <text:p>ar_conn_name_param_invalid4</text:p>
          </table:table-cell>
          <table:table-cell office:value-type="float" office:value="300">
            <text:p>300</text:p>
          </table:table-cell>
          <table:table-cell office:value-type="string">
            <text:p>Passed 100%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9" office:value-type="string">
            <text:p>ar_conn_name_param_invalid5</text:p>
          </table:table-cell>
          <table:table-cell office:value-type="float" office:value="450">
            <text:p>450</text:p>
          </table:table-cell>
          <table:table-cell office:value-type="string">
            <text:p>Passed 100%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9" office:value-type="string">
            <text:p>ar_conn_name_param_valid1</text:p>
          </table:table-cell>
          <table:table-cell office:value-type="float" office:value="300">
            <text:p>300</text:p>
          </table:table-cell>
          <table:table-cell office:value-type="string">
            <text:p>Passed 100%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9" office:value-type="string">
            <text:p>ar_conn_name_param_valid2</text:p>
          </table:table-cell>
          <table:table-cell office:value-type="float" office:value="300">
            <text:p>300</text:p>
          </table:table-cell>
          <table:table-cell office:value-type="string">
            <text:p>Passed 100%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9" office:value-type="string">
            <text:p>ar_conn_name_param_valid3</text:p>
          </table:table-cell>
          <table:table-cell office:value-type="float" office:value="250">
            <text:p>250</text:p>
          </table:table-cell>
          <table:table-cell table:style-name="ce12" office:value-type="string">
            <text:p>Passed 90%</text:p>
          </table:table-cell>
          <table:table-cell table:style-name="ce3" office:value-type="string">
            <text:p>Gen Verilog code</text:p>
          </table:table-cell>
          <table:table-cell table:number-columns-repeated="5"/>
        </table:table-row>
        <table:table-row table:style-name="ro1">
          <table:table-cell table:style-name="ce9" office:value-type="string">
            <text:p>ar_conn_name_param_valid4</text:p>
          </table:table-cell>
          <table:table-cell office:value-type="float" office:value="250">
            <text:p>250</text:p>
          </table:table-cell>
          <table:table-cell table:style-name="ce12" office:value-type="string">
            <text:p>Passed 20%</text:p>
          </table:table-cell>
          <table:table-cell table:style-name="ce3" office:value-type="string">
            <text:p>CSLOM checker assert, gen Verilog</text:p>
          </table:table-cell>
          <table:table-cell table:number-columns-repeated="5"/>
        </table:table-row>
        <table:table-row table:style-name="ro1">
          <table:table-cell table:style-name="ce9" office:value-type="string">
            <text:p>ar_conn_name_param_valid5</text:p>
          </table:table-cell>
          <table:table-cell office:value-type="float" office:value="250">
            <text:p>250</text:p>
          </table:table-cell>
          <table:table-cell table:style-name="ce12" office:value-type="string">
            <text:p>Passed 80%</text:p>
          </table:table-cell>
          <table:table-cell table:style-name="ce3" office:value-type="string">
            <text:p>CSLOM checker assert</text:p>
          </table:table-cell>
          <table:table-cell table:number-columns-repeated="5"/>
        </table:table-row>
        <table:table-row table:style-name="ro1">
          <table:table-cell table:style-name="ce9" office:value-type="string">
            <text:p>ar_conn_name_param_valid6</text:p>
          </table:table-cell>
          <table:table-cell office:value-type="float" office:value="300">
            <text:p>300</text:p>
          </table:table-cell>
          <table:table-cell table:style-name="ce12" office:value-type="string">
            <text:p>Passed 66%</text:p>
          </table:table-cell>
          <table:table-cell table:style-name="ce3" office:value-type="string">
            <text:p>CSLOM checker assert</text:p>
          </table:table-cell>
          <table:table-cell table:number-columns-repeated="5"/>
        </table:table-row>
        <table:table-row table:style-name="ro1">
          <table:table-cell office:value-type="string">
            <text:p>ar_conn_name_param_valid7</text:p>
          </table:table-cell>
          <table:table-cell office:value-type="float" office:value="300">
            <text:p>300</text:p>
          </table:table-cell>
          <table:table-cell table:style-name="ce6" office:value-type="string">
            <text:p>Passed 16%</text:p>
          </table:table-cell>
          <table:table-cell table:style-name="ce3" office:value-type="string">
            <text:p>CSLOM checker assert</text:p>
          </table:table-cell>
          <table:table-cell table:number-columns-repeated="5"/>
        </table:table-row>
        <table:table-row table:style-name="ro1">
          <table:table-cell office:value-type="string">
            <text:p>ar_conn_name_port_ps_invalid</text:p>
          </table:table-cell>
          <table:table-cell office:value-type="float" office:value="250">
            <text:p>250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r_conn_name_port_valid</text:p>
          </table:table-cell>
          <table:table-cell office:value-type="float" office:value="400">
            <text:p>400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r_conn_name_prefix_ifc_invalid</text:p>
          </table:table-cell>
          <table:table-cell office:value-type="float" office:value="350">
            <text:p>350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r_conn_name_prefix_sg_invalid</text:p>
          </table:table-cell>
          <table:table-cell office:value-type="float" office:value="200">
            <text:p>200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r_conn_name_ps_sp_valid</text:p>
          </table:table-cell>
          <table:table-cell office:value-type="float" office:value="135">
            <text:p>135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r_conn_name_ps_valid</text:p>
          </table:table-cell>
          <table:table-cell office:value-type="float" office:value="300">
            <text:p>300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r_conn_name_repl_invalid1</text:p>
          </table:table-cell>
          <table:table-cell office:value-type="float" office:value="150">
            <text:p>150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r_conn_name_repl_invalid2</text:p>
          </table:table-cell>
          <table:table-cell office:value-type="float" office:value="125">
            <text:p>125</text:p>
          </table:table-cell>
          <table:table-cell table:style-name="ce6" office:value-type="string">
            <text:p>Passed 24%</text:p>
          </table:table-cell>
          <table:table-cell table:style-name="ce13" office:value-type="string">
            <text:p>Assert in AR</text:p>
          </table:table-cell>
          <table:table-cell table:number-columns-repeated="5"/>
        </table:table-row>
        <table:table-row table:style-name="ro1">
          <table:table-cell office:value-type="string">
            <text:p>ar_conn_name_repl_valid1</text:p>
          </table:table-cell>
          <table:table-cell office:value-type="float" office:value="60">
            <text:p>60</text:p>
          </table:table-cell>
          <table:table-cell table:style-name="ce6" office:value-type="string">
            <text:p>Passed 16%</text:p>
          </table:table-cell>
          <table:table-cell office:value-type="string">
            <text:p>Assert &amp; errors in AR</text:p>
          </table:table-cell>
          <table:table-cell table:number-columns-repeated="5"/>
        </table:table-row>
        <table:table-row table:style-name="ro1">
          <table:table-cell office:value-type="string">
            <text:p>ar_conn_name_sg_invalid</text:p>
          </table:table-cell>
          <table:table-cell office:value-type="float" office:value="250">
            <text:p>250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r_conn_name_sgs_ifc_invalid</text:p>
          </table:table-cell>
          <table:table-cell office:value-type="float" office:value="300">
            <text:p>300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r_conn_name_sig_invalid1</text:p>
          </table:table-cell>
          <table:table-cell office:value-type="float" office:value="250">
            <text:p>250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r_conn_name_sig_ss_invalid</text:p>
          </table:table-cell>
          <table:table-cell office:value-type="float" office:value="250">
            <text:p>250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r_conn_name_unit_mem_invalid1</text:p>
          </table:table-cell>
          <table:table-cell office:value-type="float" office:value="250">
            <text:p>250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r_conn_name_unit_mem_invalid2</text:p>
          </table:table-cell>
          <table:table-cell office:value-type="float" office:value="350">
            <text:p>350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ssign_concat_repl_valid1</text:p>
          </table:table-cell>
          <table:table-cell office:value-type="float" office:value="205">
            <text:p>205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ssign_concat_repl_valid</text:p>
          </table:table-cell>
          <table:table-cell office:value-type="float" office:value="205">
            <text:p>205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ssign_concat_valid1</text:p>
          </table:table-cell>
          <table:table-cell office:value-type="float" office:value="260">
            <text:p>260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ssign_concat_valid2</text:p>
          </table:table-cell>
          <table:table-cell office:value-type="float" office:value="64">
            <text:p>64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ssign_concat_valid</text:p>
          </table:table-cell>
          <table:table-cell office:value-type="float" office:value="190">
            <text:p>190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ssign_f2a_concat_invalid</text:p>
          </table:table-cell>
          <table:table-cell office:value-type="float" office:value="21">
            <text:p>21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ssign_f2a_concat_valid</text:p>
          </table:table-cell>
          <table:table-cell office:value-type="float" office:value="60">
            <text:p>60</text:p>
          </table:table-cell>
          <table:table-cell table:style-name="ce6" office:value-type="string">
            <text:p>Passed 98%</text:p>
          </table:table-cell>
          <table:table-cell office:value-type="string">
            <text:p>Generated verilog code</text:p>
          </table:table-cell>
          <table:table-cell table:number-columns-repeated="5"/>
        </table:table-row>
        <table:table-row table:style-name="ro3">
          <table:table-cell office:value-type="string">
            <text:p>assign_f2a_conn_valid1</text:p>
          </table:table-cell>
          <table:table-cell office:value-type="float" office:value="200">
            <text:p>200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3">
          <table:table-cell office:value-type="string">
            <text:p>assign_f2a_conn_valid</text:p>
          </table:table-cell>
          <table:table-cell office:value-type="float" office:value="200">
            <text:p>200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ssign_ifc_ifc_valid</text:p>
          </table:table-cell>
          <table:table-cell office:value-type="float" office:value="729">
            <text:p>729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ssign_op_valid</text:p>
          </table:table-cell>
          <table:table-cell office:value-type="float" office:value="64">
            <text:p>64</text:p>
          </table:table-cell>
          <table:table-cell table:style-name="ce6" office:value-type="string">
            <text:p>Passed 89%</text:p>
          </table:table-cell>
          <table:table-cell office:value-type="string">
            <text:p>Generated verilog code</text:p>
          </table:table-cell>
          <table:table-cell table:number-columns-repeated="5"/>
        </table:table-row>
        <table:table-row table:style-name="ro1">
          <table:table-cell office:value-type="string">
            <text:p>assign_part_select_minus_pps_op_concat_replic_invalid</text:p>
          </table:table-cell>
          <table:table-cell office:value-type="float" office:value="144">
            <text:p>144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ssign_part_select_minus_pps_pps_invalidl</text:p>
          </table:table-cell>
          <table:table-cell office:value-type="float" office:value="48">
            <text:p>48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ssign_part_select_minus_sig_op_concat_replic_invalid</text:p>
          </table:table-cell>
          <table:table-cell office:value-type="float" office:value="144">
            <text:p>144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ssign_part_select_minus_sig_sg_valid</text:p>
          </table:table-cell>
          <table:table-cell office:value-type="float" office:value="72">
            <text:p>72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ssign_part_select_minus_sps_pps_valid</text:p>
          </table:table-cell>
          <table:table-cell office:value-type="float" office:value="27">
            <text:p>27</text:p>
          </table:table-cell>
          <table:table-cell table:style-name="ce6" office:value-type="string">
            <text:p>Passed 33%</text:p>
          </table:table-cell>
          <table:table-cell office:value-type="string">
            <text:p>Script errors</text:p>
          </table:table-cell>
          <table:table-cell table:number-columns-repeated="5"/>
        </table:table-row>
        <table:table-row table:style-name="ro1">
          <table:table-cell office:value-type="string">
            <text:p>assign_part_select_minus_sps_p_valid</text:p>
          </table:table-cell>
          <table:table-cell office:value-type="float" office:value="27">
            <text:p>27</text:p>
          </table:table-cell>
          <table:table-cell table:style-name="ce6" office:value-type="string">
            <text:p>Passed 0%</text:p>
          </table:table-cell>
          <table:table-cell office:value-type="string">
            <text:p>Script errors</text:p>
          </table:table-cell>
          <table:table-cell table:number-columns-repeated="5"/>
        </table:table-row>
        <table:table-row table:style-name="ro1">
          <table:table-cell office:value-type="string">
            <text:p>assign_part_select_pps_op_concat_replic_invalid1</text:p>
          </table:table-cell>
          <table:table-cell office:value-type="float" office:value="144">
            <text:p>144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ssign_part_select_pps_op_concat_replic_invalid</text:p>
          </table:table-cell>
          <table:table-cell office:value-type="float" office:value="144">
            <text:p>144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ssign_part_select_pps_pps_invalid</text:p>
          </table:table-cell>
          <table:table-cell office:value-type="float" office:value="144">
            <text:p>144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ssign_part_select_pps_pps_invalid1</text:p>
          </table:table-cell>
          <table:table-cell office:value-type="float" office:value="48">
            <text:p>48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ssign_part_select_pps_sg_ifc_invalid</text:p>
          </table:table-cell>
          <table:table-cell office:value-type="float" office:value="48">
            <text:p>48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ssign_part_select_sig_sg_valid</text:p>
          </table:table-cell>
          <table:table-cell office:value-type="float" office:value="96">
            <text:p>96</text:p>
          </table:table-cell>
          <table:table-cell table:style-name="ce6" office:value-type="string">
            <text:p>Passed 0%</text:p>
          </table:table-cell>
          <table:table-cell office:value-type="string">
            <text:p>Script errors</text:p>
          </table:table-cell>
          <table:table-cell table:number-columns-repeated="5"/>
        </table:table-row>
        <table:table-row table:style-name="ro1">
          <table:table-cell office:value-type="string">
            <text:p>assign_part_select_sps_op_concat_replic_valid</text:p>
          </table:table-cell>
          <table:table-cell office:value-type="float" office:value="144">
            <text:p>144</text:p>
          </table:table-cell>
          <table:table-cell table:style-name="ce6" office:value-type="string">
            <text:p>Passed 91%</text:p>
          </table:table-cell>
          <table:table-cell office:value-type="string">
            <text:p>Generated verilog code</text:p>
          </table:table-cell>
          <table:table-cell table:number-columns-repeated="5"/>
        </table:table-row>
        <table:table-row table:style-name="ro1">
          <table:table-cell office:value-type="string">
            <text:p>assign_part_select_sps_p_invalid</text:p>
          </table:table-cell>
          <table:table-cell office:value-type="float" office:value="48">
            <text:p>48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ssign_part_select_sps_pps_invalid</text:p>
          </table:table-cell>
          <table:table-cell office:value-type="float" office:value="48">
            <text:p>48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ssign_part_select_sps_pps_valid</text:p>
          </table:table-cell>
          <table:table-cell office:value-type="float" office:value="48">
            <text:p>48</text:p>
          </table:table-cell>
          <table:table-cell table:style-name="ce6" office:value-type="string">
            <text:p>Passed 66%</text:p>
          </table:table-cell>
          <table:table-cell table:style-name="ce3" office:value-type="string">
            <text:p>CSLOM checker assert</text:p>
          </table:table-cell>
          <table:table-cell table:number-columns-repeated="5"/>
        </table:table-row>
        <table:table-row table:style-name="ro1">
          <table:table-cell office:value-type="string">
            <text:p>assign_part_select_sps_p_valid</text:p>
          </table:table-cell>
          <table:table-cell office:value-type="float" office:value="48">
            <text:p>48</text:p>
          </table:table-cell>
          <table:table-cell table:style-name="ce6" office:value-type="string">
            <text:p>Passed 0%</text:p>
          </table:table-cell>
          <table:table-cell office:value-type="string">
            <text:p>Connection checker errors</text:p>
          </table:table-cell>
          <table:table-cell table:number-columns-repeated="5"/>
        </table:table-row>
        <table:table-row table:style-name="ro1">
          <table:table-cell office:value-type="string">
            <text:p>assign_part_sel_invalid1</text:p>
          </table:table-cell>
          <table:table-cell office:value-type="float" office:value="300">
            <text:p>300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ssign_part_sel_invalid2</text:p>
          </table:table-cell>
          <table:table-cell office:value-type="float" office:value="350">
            <text:p>350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ssign_part_sel_invalid3</text:p>
          </table:table-cell>
          <table:table-cell office:value-type="float" office:value="200">
            <text:p>200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ssign_part_sel_invalid4</text:p>
          </table:table-cell>
          <table:table-cell office:value-type="float" office:value="250">
            <text:p>250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ssign_part_sel_invalid5</text:p>
          </table:table-cell>
          <table:table-cell office:value-type="float" office:value="300">
            <text:p>300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ssign_part_sel_invalid6</text:p>
          </table:table-cell>
          <table:table-cell office:value-type="float" office:value="200">
            <text:p>200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ssign_part_sel_sig_invalid</text:p>
          </table:table-cell>
          <table:table-cell office:value-type="float" office:value="300">
            <text:p>300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ssign_part_sel_valid1</text:p>
          </table:table-cell>
          <table:table-cell office:value-type="float" office:value="250">
            <text:p>250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ssign_part_sel_valid2</text:p>
          </table:table-cell>
          <table:table-cell office:value-type="float" office:value="250">
            <text:p>250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ssign_port_ifc_invalid</text:p>
          </table:table-cell>
          <table:table-cell office:value-type="float" office:value="48">
            <text:p>48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ssign_port_sg_invalid</text:p>
          </table:table-cell>
          <table:table-cell office:value-type="float" office:value="64">
            <text:p>64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ssign_port_sig_valid</text:p>
          </table:table-cell>
          <table:table-cell office:value-type="float" office:value="64">
            <text:p>64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ssign_ps_cc_repl_invalid</text:p>
          </table:table-cell>
          <table:table-cell office:value-type="float" office:value="300">
            <text:p>300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ssign_ps_op_cc_invalid</text:p>
          </table:table-cell>
          <table:table-cell office:value-type="float" office:value="250">
            <text:p>250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ssign_repl_valid1</text:p>
          </table:table-cell>
          <table:table-cell office:value-type="float" office:value="150">
            <text:p>150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ssign_repl_valid</text:p>
          </table:table-cell>
          <table:table-cell office:value-type="float" office:value="50">
            <text:p>50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ssign_sg_sg_invalid</text:p>
          </table:table-cell>
          <table:table-cell office:value-type="float" office:value="729">
            <text:p>729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ssign_sig_sig_invalid</text:p>
          </table:table-cell>
          <table:table-cell office:value-type="float" office:value="729">
            <text:p>729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ssign_sps_valid</text:p>
          </table:table-cell>
          <table:table-cell office:value-type="float" office:value="150">
            <text:p>150</text:p>
          </table:table-cell>
          <table:table-cell table:style-name="ce6" office:value-type="string">
            <text:p>Passed 36%</text:p>
          </table:table-cell>
          <table:table-cell office:value-type="string">
            <text:p>Connection checker errors</text:p>
          </table:table-cell>
          <table:table-cell table:number-columns-repeated="5"/>
        </table:table-row>
        <table:table-row table:style-name="ro1">
          <table:table-cell office:value-type="string">
            <text:p>assign_sp_valid</text:p>
          </table:table-cell>
          <table:table-cell office:value-type="float" office:value="27">
            <text:p>27</text:p>
          </table:table-cell>
          <table:table-cell table:style-name="ce6" office:value-type="string">
            <text:p>Passed 44%</text:p>
          </table:table-cell>
          <table:table-cell office:value-type="string">
            <text:p>Connection checker errors</text:p>
          </table:table-cell>
          <table:table-cell table:number-columns-repeated="5"/>
        </table:table-row>
        <table:table-row table:style-name="ro1">
          <table:table-cell office:value-type="string">
            <text:p>assign_verinum_invalid</text:p>
          </table:table-cell>
          <table:table-cell office:value-type="float" office:value="50">
            <text:p>50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assign_verinum_valid</text:p>
          </table:table-cell>
          <table:table-cell office:value-type="float" office:value="50">
            <text:p>50</text:p>
          </table:table-cell>
          <table:table-cell table:style-name="ce6" office:value-type="string">
            <text:p>Passed 0%</text:p>
          </table:table-cell>
          <table:table-cell office:value-type="string">
            <text:p>Script errors</text:p>
          </table:table-cell>
          <table:table-cell table:number-columns-repeated="5"/>
        </table:table-row>
        <table:table-row table:style-name="ro1">
          <table:table-cell office:value-type="string">
            <text:p>br_invalid_gen</text:p>
          </table:table-cell>
          <table:table-cell office:value-type="float" office:value="2048">
            <text:p>2048</text:p>
          </table:table-cell>
          <table:table-cell table:style-name="ce6" office:value-type="string">
            <text:p>Passed 85%</text:p>
          </table:table-cell>
          <table:table-cell office:value-type="string">
            <text:p>Old script, needs fixes</text:p>
          </table:table-cell>
          <table:table-cell table:number-columns-repeated="5"/>
        </table:table-row>
        <table:table-row table:style-name="ro1">
          <table:table-cell office:value-type="string">
            <text:p>br_part_sel_invalid</text:p>
          </table:table-cell>
          <table:table-cell office:value-type="float" office:value="250">
            <text:p>250</text:p>
          </table:table-cell>
          <table:table-cell office:value-type="string">
            <text:p>Passed 100%</text:p>
          </table:table-cell>
          <table:table-cell table:number-columns-repeated="6"/>
        </table:table-row>
        <table:table-row table:style-name="ro1">
          <table:table-cell office:value-type="string">
            <text:p>concat_expr_invalid</text:p>
          </table:table-cell>
          <table:table-cell office:value-type="float" office:value="60">
            <text:p>60</text:p>
          </table:table-cell>
          <table:table-cell table:style-name="ce6" office:value-type="string">
            <text:p>Passed 76%</text:p>
          </table:table-cell>
          <table:table-cell table:style-name="ce3" office:value-type="string">
            <text:p>CSLOM checker assert</text:p>
          </table:table-cell>
          <table:table-cell table:number-columns-repeated="5"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7">01/17/2009</text:date>, <text:time>17:4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Oana Botez</meta:initial-creator>
    <meta:creation-date>2009-01-02T13:16:16</meta:creation-date>
    <dc:creator>Oana Botez</dc:creator>
    <dc:date>2009-01-17T17:45:26</dc:date>
    <dc:language>en-US</dc:language>
    <meta:editing-cycles>201</meta:editing-cycles>
    <meta:editing-duration>PT3H51M53S</meta:editing-duration>
    <meta:user-defined meta:name="Info 1"/>
    <meta:user-defined meta:name="Info 2"/>
    <meta:user-defined meta:name="Info 3"/>
    <meta:user-defined meta:name="Info 4"/>
    <meta:document-statistic meta:table-count="3" meta:cell-count="325"/>
  </office:meta>
</office:document-meta>
</file>